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25-01-02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24-01-04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23-01-06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0016" calcext:value-type="float">
            <text:p>92.3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22-01-24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6424" calcext:value-type="float">
            <text:p>92.5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21-01-0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20-01-07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2288" calcext:value-type="float">
            <text:p>92.9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19-01-0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18-01-03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17-01-10 21:34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7072" calcext:value-type="float">
            <text:p>88.5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16-01-06 16:48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15-01-07 15:05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14-01-08 15:46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12-01-04 19:55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11-01-03 18:05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1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09-01-05 18:4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7104" calcext:value-type="float">
            <text:p>82.7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08-01-10 15:13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08101152801</text:p>
          </table:table-cell>
          <table:table-cell office:value-type="string" calcext:value-type="string">
            <text:p>200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1728" calcext:value-type="float">
            <text:p>80.8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